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 fo:margin-bottom="0in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2" style:parent-style-name="Normale" style:family="paragraph">
      <style:paragraph-properties fo:margin-bottom="0in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3" style:parent-style-name="Normale" style:family="paragraph">
      <style:paragraph-properties fo:margin-bottom="0.0833in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4" style:parent-style-name="Normale" style:family="paragraph">
      <style:paragraph-properties fo:margin-bottom="0.0833in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5" style:parent-style-name="Normale" style:family="paragraph">
      <style:paragraph-properties fo:margin-bottom="0in" fo:background-color="#FFFFFF">
        <style:background-fill draw:fill="solid" draw:fill-color="#FFFFFF"/>
      </style:paragraph-properties>
    </style:style>
    <style:style style:name="T6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T7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background-color="#FFFFFF" fo:language="en"/>
    </style:style>
    <style:style style:name="P8" style:parent-style-name="Normale" style:family="paragraph">
      <style:paragraph-properties fo:margin-bottom="0in" fo:background-color="#FFFFFF">
        <style:background-fill draw:fill="solid" draw:fill-color="#FFFFFF"/>
      </style:paragraph-properties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P9" style:parent-style-name="Normale" style:family="paragraph">
      <style:paragraph-properties fo:margin-bottom="0in" fo:background-color="#FFFFFF">
        <style:background-fill draw:fill="solid" draw:fill-color="#FFFFFF"/>
      </style:paragraph-properties>
    </style:style>
    <style:style style:name="T10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background-color="#FFFFFF" fo:language="en"/>
    </style:style>
    <style:style style:name="T11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T12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13" style:parent-style-name="Normale" style:family="paragraph">
      <style:paragraph-properties fo:margin-bottom="0in" fo:background-color="#FFFFFF">
        <style:background-fill draw:fill="solid" draw:fill-color="#FFFFFF"/>
      </style:paragraph-properties>
    </style:style>
    <style:style style:name="T14" style:parent-style-name="Car.predefinitoparagrafo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/>
    </style:style>
    <style:style style:name="T15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background-color="#FFFFFF" fo:language="en"/>
    </style:style>
    <style:style style:name="T16" style:parent-style-name="Car.predefinitoparagrafo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/>
    </style:style>
    <style:style style:name="P17" style:parent-style-name="Normale" style:family="paragraph">
      <style:paragraph-properties fo:margin-bottom="0in" fo:background-color="#FFFFFF">
        <style:background-fill draw:fill="solid" draw:fill-color="#FFFFFF"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18" style:parent-style-name="Normale" style:family="paragraph">
      <style:paragraph-properties fo:margin-bottom="0.0833in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19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20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21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22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23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24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25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26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27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28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29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30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31" style:parent-style-name="Normale" style:family="paragraph">
      <style:paragraph-properties fo:margin-bottom="0.0833in" fo:background-color="#FFFFFF">
        <style:background-fill draw:fill="solid" draw:fill-color="#FFFFFF"/>
      </style:paragraph-properties>
    </style:style>
    <style:style style:name="T32" style:parent-style-name="Car.predefinitoparagrafo" style:family="text"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33" style:parent-style-name="Normale" style:family="paragraph">
      <style:paragraph-properties fo:margin-bottom="0.0833in" fo:background-color="#FFFFFF">
        <style:background-fill draw:fill="solid" draw:fill-color="#FFFFFF"/>
      </style:paragraph-properties>
      <style:text-properties style:font-name="Arial" style:font-name-asian="Times New Roman" style:font-name-complex="Arial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34" style:parent-style-name="Normale" style:family="paragraph">
      <style:paragraph-properties fo:text-align="justify" fo:margin-bottom="0in" fo:background-color="#FFFFFF">
        <style:background-fill draw:fill="solid" draw:fill-color="#FFFFFF"/>
      </style:paragraph-properties>
    </style:style>
    <style:style style:name="T35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T36" style:parent-style-name="Car.predefinitoparagrafo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/>
    </style:style>
    <style:style style:name="T37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P38" style:parent-style-name="Normale" style:family="paragraph">
      <style:paragraph-properties fo:text-align="justify" fo:margin-bottom="0in" fo:background-color="#FFFFFF">
        <style:background-fill draw:fill="solid" draw:fill-color="#FFFFFF"/>
      </style:paragraph-properties>
      <style:text-properties style:font-name="Arial" style:font-name-asian="Times New Roman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39" style:parent-style-name="Normale" style:family="paragraph">
      <style:paragraph-properties fo:background-color="#FFFFFF">
        <style:background-fill draw:fill="solid" draw:fill-color="#FFFFFF"/>
      </style:paragraph-properties>
      <style:text-properties style:font-name="Arial" style:font-name-asian="Times New Roman" fo:font-weight="bold" style:font-weight-asian="bold" style:font-weight-complex="bold" fo:color="#222222" fo:font-size="14pt" style:font-size-asian="14pt" style:font-size-complex="14pt" fo:language="en" fo:country="GB" style:language-asian="it" style:country-asian="IT"/>
    </style:style>
    <style:style style:name="P40" style:parent-style-name="Normale" style:family="paragraph">
      <style:paragraph-properties fo:text-align="justify" fo:margin-bottom="0in" fo:background-color="#FFFFFF">
        <style:background-fill draw:fill="solid" draw:fill-color="#FFFFFF"/>
      </style:paragraph-properties>
    </style:style>
    <style:style style:name="T41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T42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T43" style:parent-style-name="Car.predefinitoparagrafo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fo:language="en"/>
    </style:style>
    <style:style style:name="P44" style:parent-style-name="Normale" style:family="paragraph">
      <style:text-properties style:font-name="Arial" style:font-name-complex="Arial" fo:font-size="12pt" style:font-size-asian="12pt" style:font-size-complex="12pt" fo:language="en" fo:country="GB"/>
    </style:style>
    <style:style style:name="P45" style:parent-style-name="Normale" style:family="paragraph">
      <style:text-properties fo:language="en" fo:country="GB"/>
    </style:style>
  </office:automatic-styles>
  <office:body>
    <office:text text:use-soft-page-breaks="true">
      <text:p text:style-name="P1"><text:bookmark-start text:name="_Hlk47455952"/>ORGANIZATION THEORY AND DESIGN EXAM</text:p>
      <text:p text:style-name="P2"><text:line-break/>Exam consisting of 8 Learning Test sections assessing knowledge and understanding of the Organization Theory and Design topics.<text:line-break/>Each section, not more than 25 minutes, will be independently graded<text:s/></text:p>
      <text:p text:style-name="P3">Threshold to pass is 18/30 maximum Mark is 30/30.<text:s/></text:p>
      <text:p text:style-name="P4">The final mark is obtained as the average of marks given to each section of the exam: <text:s/>0,25 rounded to the superior value</text:p>
      <text:p text:style-name="P5"><text:span text:style-name="T6">Each Test consists of<text:s/></text:span><text:span text:style-name="T7">30 multiple choice questions with 4 possible alternatives.</text:span></text:p>
      <text:p text:style-name="P8">Each correct answer adds 1 point, for each wrong answer you take off a point, if you do not answer the score remains unchanged.</text:p>
      <text:p text:style-name="P9"><text:span text:style-name="T10">In some Tests some questions are replaced by twice as many statements that require you to indicate as a true/false answer.<text:s/></text:span><text:span text:style-name="T11">For true/false answers you add or subtract 0.5</text:span><text:span text:style-name="T12">.</text:span></text:p>
      <text:p text:style-name="P13"><text:span text:style-name="T14">Examples of<text:s/></text:span><text:span text:style-name="T15">questions</text:span><text:span text:style-name="T16"><text:s/>are available for each Learning Test on platform KIRO.</text:span></text:p>
      <text:p text:style-name="P17"/>
      <text:p text:style-name="P18">Sections of Learning Test are:</text:p>
      <text:p text:style-name="P19"><text:span text:style-name="T20">LEARNING TEST 1: Chapter 1 and 2</text:span></text:p>
      <text:p text:style-name="P21"><text:span text:style-name="T22">LEARNING TEST 2: Chapter 3</text:span></text:p>
      <text:p text:style-name="P23"><text:span text:style-name="T24">LEARNING TEST 3: Chapter 4, 5 and 6</text:span></text:p>
      <text:p text:style-name="P25"><text:span text:style-name="T26">LEARNING TEST 4: Chapter 7</text:span></text:p>
      <text:p text:style-name="P27"><text:span text:style-name="T28">LEARNING TEST 5: Chapter 8</text:span></text:p>
      <text:p text:style-name="P29"><text:span text:style-name="T30">LEARNING TEST 6: Chapter 9 and 10</text:span></text:p>
      <text:p text:style-name="P31"><text:span text:style-name="T32">LEARNING TEST 7: Chapter 11</text:span></text:p>
      <text:p text:style-name="P33">LEARNING TEST 8: Chapter 12 and 13</text:p>
      <text:p text:style-name="P34"><text:bookmark-end text:name="_Hlk47455952"/><text:span text:style-name="T35">There is the possibility to take the learning tests, 2 at a time, after the related topics have been completed:<text:s/></text:span><text:span text:style-name="T36">maximum time available<text:s/></text:span><text:span text:style-name="T37">50 minutes.<text:s/></text:span></text:p>
      <text:p text:style-name="P38">To carry out Learning Tests during the lessons is not compulsory, the participation is free.</text:p>
      <text:p text:style-name="P39">Learning tests not sufficient or missed<text:s/>can<text:s/>be carry out on the official date of the exam where there is also<text:s/>the possibility to repeat one or more Test considered not satisfactory.</text:p>
      <text:p text:style-name="P40"><text:span text:style-name="T41">With the enrolment to the exam the learning tests carry out during the course<text:s/></text:span><text:span text:style-name="T42">are</text:span><text:span text:style-name="T43"><text:s/>valid to pass the exam and the Mark is confirmed.</text:span></text:p>
      <text:p text:style-name="P44"><text:line-break/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margin-bottom="0.0694in" fo:line-height="100%"/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er</meta:initial-creator>
    <dc:creator>Greco Giorgio</dc:creator>
    <meta:creation-date>2020-03-18T14:55:00Z</meta:creation-date>
    <dc:date>2024-11-29T13:50:00Z</dc:date>
    <meta:template xlink:href="Normal" xlink:type="simple"/>
    <meta:editing-cycles>19</meta:editing-cycles>
    <meta:editing-duration>PT19920S</meta:editing-duration>
    <meta:document-statistic meta:page-count="1" meta:paragraph-count="3" meta:word-count="254" meta:character-count="1699" meta:row-count="12" meta:non-whitespace-character-count="1448"/>
  </office:meta>
</office:document-meta>
</file>